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percentage" office:value="0.28" calcext:value-type="percentage">
            <text:p>28.00%</text:p>
          </table:table-cell>
          <table:table-cell office:value-type="string" calcext:value-type="string">
            <text:p>Tasa Interé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ños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string" calcext:value-type="string">
            <text:p>Max Inv.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yecto 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version</text:p>
          </table:table-cell>
          <table:table-cell table:formula="of:=-[.B5]" office:value-type="float" office:value="-900000" calcext:value-type="float">
            <text:p>-9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00" calcext:value-type="float">
            <text:p>900000</text:p>
          </table:table-cell>
          <table:table-cell office:value-type="string" calcext:value-type="string">
            <text:p>Inv. Ini.</text:p>
          </table:table-cell>
          <table:table-cell/>
          <table:table-cell office:value-type="string" calcext:value-type="string">
            <text:p>Ingresos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[.G5]" office:value-type="float" office:value="500000" calcext:value-type="float">
            <text:p>500000</text:p>
          </table:table-cell>
          <table:table-cell table:formula="of:=[.H5]" office:value-type="float" office:value="500000" calcext:value-type="float">
            <text:p>500000</text:p>
          </table:table-cell>
          <table:table-cell table:formula="of:=[.I5]" office:value-type="float" office:value="500000" calcext:value-type="float">
            <text:p>500000</text:p>
          </table:table-cell>
          <table:table-cell table:formula="of:=[.J5]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percentage" office:value="0.55" calcext:value-type="percentage">
            <text:p>55.00%</text:p>
          </table:table-cell>
          <table:table-cell office:value-type="string" calcext:value-type="string">
            <text:p>% venta</text:p>
          </table:table-cell>
          <table:table-cell/>
          <table:table-cell office:value-type="string" calcext:value-type="string">
            <text:p>Costos</text:p>
          </table:table-cell>
          <table:table-cell/>
          <table:table-cell office:value-type="float" office:value="-100000" calcext:value-type="float">
            <text:p>-100000</text:p>
          </table:table-cell>
          <table:table-cell table:formula="of:=[.G6]" office:value-type="float" office:value="-100000" calcext:value-type="float">
            <text:p>-100000</text:p>
          </table:table-cell>
          <table:table-cell table:formula="of:=[.H6]" office:value-type="float" office:value="-100000" calcext:value-type="float">
            <text:p>-100000</text:p>
          </table:table-cell>
          <table:table-cell table:formula="of:=[.I6]" office:value-type="float" office:value="-100000" calcext:value-type="float">
            <text:p>-100000</text:p>
          </table:table-cell>
          <table:table-cell table:formula="of:=[.J6]" office:value-type="float" office:value="-100000" calcext:value-type="float">
            <text:p>-10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nta</text:p>
          </table:table-cell>
          <table:table-cell table:number-columns-repeated="5"/>
          <table:table-cell table:formula="of:=[.B5]*[.B6]" office:value-type="float" office:value="495000" calcext:value-type="float">
            <text:p>4950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lujo</text:p>
          </table:table-cell>
          <table:table-cell table:formula="of:=SUM([.F4:.F7])" office:value-type="float" office:value="-900000" calcext:value-type="float">
            <text:p>-900000</text:p>
          </table:table-cell>
          <table:table-cell table:formula="of:=SUM([.G4:.G7])" office:value-type="float" office:value="400000" calcext:value-type="float">
            <text:p>400000</text:p>
          </table:table-cell>
          <table:table-cell table:formula="of:=SUM([.H4:.H7])" office:value-type="float" office:value="400000" calcext:value-type="float">
            <text:p>400000</text:p>
          </table:table-cell>
          <table:table-cell table:formula="of:=SUM([.I4:.I7])" office:value-type="float" office:value="400000" calcext:value-type="float">
            <text:p>400000</text:p>
          </table:table-cell>
          <table:table-cell table:formula="of:=SUM([.J4:.J7])" office:value-type="float" office:value="400000" calcext:value-type="float">
            <text:p>400000</text:p>
          </table:table-cell>
          <table:table-cell table:formula="of:=SUM([.K4:.K7])" office:value-type="float" office:value="895000" calcext:value-type="float">
            <text:p>895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FFC</text:p>
          </table:table-cell>
          <table:table-cell table:formula="of:=([.$H$1]+[.F9])*POWER([.$B$1]+1;[.$E$1]-[.F3])" office:value-type="float" office:value="1125899.90684262" calcext:value-type="float">
            <text:p>1125899.90684262</text:p>
          </table:table-cell>
          <table:table-cell table:formula="of:=([.G9])*POWER([.$B$1]+1;[.$E$1]-[.G3])" office:value-type="float" office:value="1759218.6044416" calcext:value-type="float">
            <text:p>1759218.6044416</text:p>
          </table:table-cell>
          <table:table-cell table:formula="of:=([.H9])*POWER([.$B$1]+1;[.$E$1]-[.H3])" office:value-type="float" office:value="1374389.53472" calcext:value-type="float">
            <text:p>1374389.53472</text:p>
          </table:table-cell>
          <table:table-cell table:formula="of:=([.I9])*POWER([.$B$1]+1;[.$E$1]-[.I3])" office:value-type="float" office:value="1073741.824" calcext:value-type="float">
            <text:p>1073741.824</text:p>
          </table:table-cell>
          <table:table-cell table:formula="of:=([.J9])*POWER([.$B$1]+1;[.$E$1]-[.J3])" office:value-type="float" office:value="838860.8" calcext:value-type="float">
            <text:p>838860.8</text:p>
          </table:table-cell>
          <table:table-cell table:formula="of:=([.K9])*POWER([.$B$1]+1;[.$E$1]-[.K3])" office:value-type="float" office:value="1466368" calcext:value-type="float">
            <text:p>14663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PN</text:p>
          </table:table-cell>
          <table:table-cell table:formula="of:=[.F9]/POWER([.$B$1]+1;[.F3])" office:value-type="float" office:value="-900000" calcext:value-type="float">
            <text:p>-900000</text:p>
          </table:table-cell>
          <table:table-cell table:formula="of:=[.G9]/POWER([.$B$1]+1;[.G3])" office:value-type="float" office:value="312500" calcext:value-type="float">
            <text:p>312500</text:p>
          </table:table-cell>
          <table:table-cell table:formula="of:=[.H9]/POWER([.$B$1]+1;[.H3])" office:value-type="float" office:value="244140.625" calcext:value-type="float">
            <text:p>244140.625</text:p>
          </table:table-cell>
          <table:table-cell table:formula="of:=[.I9]/POWER([.$B$1]+1;[.I3])" office:value-type="float" office:value="190734.86328125" calcext:value-type="float">
            <text:p>190734.86328125</text:p>
          </table:table-cell>
          <table:table-cell table:formula="of:=[.J9]/POWER([.$B$1]+1;[.J3])" office:value-type="float" office:value="149011.611938477" calcext:value-type="float">
            <text:p>149011.611938477</text:p>
          </table:table-cell>
          <table:table-cell table:formula="of:=[.K9]/POWER([.$B$1]+1;[.K3])" office:value-type="float" office:value="260479.282587767" calcext:value-type="float">
            <text:p>260479.28258776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FFC Total</text:p>
          </table:table-cell>
          <table:table-cell table:formula="of:=SUM([.F10:.K10])" office:value-type="float" office:value="7638478.67000422" calcext:value-type="float">
            <text:p>7638478.670004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PN Total</text:p>
          </table:table-cell>
          <table:table-cell table:formula="of:=SUM([.F11:.K11])" office:value-type="float" office:value="256866.382807493" calcext:value-type="float">
            <text:p>256866.382807493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yecto 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version</text:p>
          </table:table-cell>
          <table:table-cell table:formula="of:=-[.B22]" office:value-type="float" office:value="-1100000" calcext:value-type="float">
            <text:p>-11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0000" calcext:value-type="float">
            <text:p>1100000</text:p>
          </table:table-cell>
          <table:table-cell office:value-type="string" calcext:value-type="string">
            <text:p>Inv. Ini.</text:p>
          </table:table-cell>
          <table:table-cell/>
          <table:table-cell office:value-type="string" calcext:value-type="string">
            <text:p>Ingresos</text:p>
          </table:table-cell>
          <table:table-cell/>
          <table:table-cell office:value-type="float" office:value="830000" calcext:value-type="float">
            <text:p>830000</text:p>
          </table:table-cell>
          <table:table-cell table:formula="of:=[.G22]*(1+0.12)" office:value-type="float" office:value="929600" calcext:value-type="float">
            <text:p>929600</text:p>
          </table:table-cell>
          <table:table-cell table:formula="of:=[.H22]*(1+0.12)" office:value-type="float" office:value="1041152" calcext:value-type="float">
            <text:p>10411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percentage" office:value="0.23" calcext:value-type="percentage">
            <text:p>23.00%</text:p>
          </table:table-cell>
          <table:table-cell office:value-type="string" calcext:value-type="string">
            <text:p>% venta</text:p>
          </table:table-cell>
          <table:table-cell/>
          <table:table-cell office:value-type="string" calcext:value-type="string">
            <text:p>Costos</text:p>
          </table:table-cell>
          <table:table-cell/>
          <table:table-cell table:formula="of:=-320000" office:value-type="float" office:value="-320000" calcext:value-type="float">
            <text:p>-320000</text:p>
          </table:table-cell>
          <table:table-cell table:formula="of:=[.G23]*(1+0.12)" office:value-type="float" office:value="-358400" calcext:value-type="float">
            <text:p>-358400</text:p>
          </table:table-cell>
          <table:table-cell table:formula="of:=[.H23]*(1+0.12)" office:value-type="float" office:value="-401408" calcext:value-type="float">
            <text:p>-4014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enta</text:p>
          </table:table-cell>
          <table:table-cell table:number-columns-repeated="3"/>
          <table:table-cell table:formula="of:=[.B22]*[.B23]" office:value-type="float" office:value="253000" calcext:value-type="float">
            <text:p>253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lujo</text:p>
          </table:table-cell>
          <table:table-cell table:formula="of:=SUM([.F21:.F24])" office:value-type="float" office:value="-1100000" calcext:value-type="float">
            <text:p>-1100000</text:p>
          </table:table-cell>
          <table:table-cell table:formula="of:=SUM([.G21:.G24])" office:value-type="float" office:value="510000" calcext:value-type="float">
            <text:p>510000</text:p>
          </table:table-cell>
          <table:table-cell table:formula="of:=SUM([.H21:.H24])" office:value-type="float" office:value="571200" calcext:value-type="float">
            <text:p>571200</text:p>
          </table:table-cell>
          <table:table-cell table:formula="of:=SUM([.I21:.I24])" office:value-type="float" office:value="892744" calcext:value-type="float">
            <text:p>892744</text:p>
          </table:table-cell>
          <table:table-cell table:formula="of:=SUM([.J21:.J24])" office:value-type="float" office:value="0" calcext:value-type="float">
            <text:p>0</text:p>
          </table:table-cell>
          <table:table-cell table:formula="of:=SUM([.K21:.K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FFC</text:p>
          </table:table-cell>
          <table:table-cell table:formula="of:=([.$H$1]+[.F26])*POWER([.$B$1]+1;[.$E$1]-[.F20])" office:value-type="float" office:value="0" calcext:value-type="float">
            <text:p>0</text:p>
          </table:table-cell>
          <table:table-cell table:formula="of:=([.G26])*POWER([.$B$1]+1;[.$E$1]-[.G20])" office:value-type="float" office:value="2243003.72066304" calcext:value-type="float">
            <text:p>2243003.72066304</text:p>
          </table:table-cell>
          <table:table-cell table:formula="of:=([.H26])*POWER([.$B$1]+1;[.$E$1]-[.H20])" office:value-type="float" office:value="1962628.25558016" calcext:value-type="float">
            <text:p>1962628.25558016</text:p>
          </table:table-cell>
          <table:table-cell table:formula="of:=([.I26])*POWER([.$B$1]+1;[.$E$1]-[.I20])" office:value-type="float" office:value="2396441.42731264" calcext:value-type="float">
            <text:p>2396441.42731264</text:p>
          </table:table-cell>
          <table:table-cell table:formula="of:=([.J26])*POWER([.$B$1]+1;[.$E$1]-[.J20])" office:value-type="float" office:value="0" calcext:value-type="float">
            <text:p>0</text:p>
          </table:table-cell>
          <table:table-cell table:formula="of:=([.K26])*POWER([.$B$1]+1;[.$E$1]-[.K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PN</text:p>
          </table:table-cell>
          <table:table-cell table:formula="of:=[.F26]/POWER([.$B$1]+1;[.F20])" office:value-type="float" office:value="-1100000" calcext:value-type="float">
            <text:p>-1100000</text:p>
          </table:table-cell>
          <table:table-cell table:formula="of:=[.G26]/POWER([.$B$1]+1;[.G20])" office:value-type="float" office:value="398437.5" calcext:value-type="float">
            <text:p>398437.5</text:p>
          </table:table-cell>
          <table:table-cell table:formula="of:=[.H26]/POWER([.$B$1]+1;[.H20])" office:value-type="float" office:value="348632.8125" calcext:value-type="float">
            <text:p>348632.8125</text:p>
          </table:table-cell>
          <table:table-cell table:formula="of:=[.I26]/POWER([.$B$1]+1;[.I20])" office:value-type="float" office:value="425693.511962891" calcext:value-type="float">
            <text:p>425693.511962891</text:p>
          </table:table-cell>
          <table:table-cell table:formula="of:=[.J26]/POWER([.$B$1]+1;[.J20])" office:value-type="float" office:value="0" calcext:value-type="float">
            <text:p>0</text:p>
          </table:table-cell>
          <table:table-cell table:formula="of:=[.K26]/POWER([.$B$1]+1;[.K20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FFC Total</text:p>
          </table:table-cell>
          <table:table-cell table:formula="of:=SUM([.F27:.K27])" office:value-type="float" office:value="6602073.40355584" calcext:value-type="float">
            <text:p>6602073.4035558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PN Total</text:p>
          </table:table-cell>
          <table:table-cell table:formula="of:=SUM([.F28:.K28])" office:value-type="float" office:value="72763.8244628906" calcext:value-type="float">
            <text:p>72763.8244628906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yecto 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ion</text:p>
          </table:table-cell>
          <table:table-cell table:formula="of:=-[.B39]" office:value-type="float" office:value="-520000" calcext:value-type="float">
            <text:p>-52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0000" calcext:value-type="float">
            <text:p>520000</text:p>
          </table:table-cell>
          <table:table-cell office:value-type="string" calcext:value-type="string">
            <text:p>Inv. Ini.</text:p>
          </table:table-cell>
          <table:table-cell/>
          <table:table-cell office:value-type="string" calcext:value-type="string">
            <text:p>Ingresos</text:p>
          </table:table-cell>
          <table:table-cell/>
          <table:table-cell office:value-type="float" office:value="1200000" calcext:value-type="float">
            <text:p>1200000</text:p>
          </table:table-cell>
          <table:table-cell table:formula="of:=[.G39]+30500" office:value-type="float" office:value="1230500" calcext:value-type="float">
            <text:p>1230500</text:p>
          </table:table-cell>
          <table:table-cell table:formula="of:=[.H39]+30500" office:value-type="float" office:value="1261000" calcext:value-type="float">
            <text:p>1261000</text:p>
          </table:table-cell>
          <table:table-cell table:formula="of:=[.I39]+30500" office:value-type="float" office:value="1291500" calcext:value-type="float">
            <text:p>1291500</text:p>
          </table:table-cell>
          <table:table-cell table:formula="of:=[.J39]+30500" office:value-type="float" office:value="1322000" calcext:value-type="float">
            <text:p>1322000</text:p>
          </table:table-cell>
          <table:table-cell table:formula="of:=[.K39]+30500" office:value-type="float" office:value="1352500" calcext:value-type="float">
            <text:p>1352500</text:p>
          </table:table-cell>
          <table:table-cell/>
        </table:table-row>
        <table:table-row table:style-name="ro1">
          <table:table-cell/>
          <table:table-cell table:style-name="ce1" office:value-type="percentage" office:value="0.3" calcext:value-type="percentage">
            <text:p>30.00%</text:p>
          </table:table-cell>
          <table:table-cell office:value-type="string" calcext:value-type="string">
            <text:p>% venta</text:p>
          </table:table-cell>
          <table:table-cell/>
          <table:table-cell office:value-type="string" calcext:value-type="string">
            <text:p>Costos</text:p>
          </table:table-cell>
          <table:table-cell/>
          <table:table-cell table:formula="of:=-700000" office:value-type="float" office:value="-700000" calcext:value-type="float">
            <text:p>-700000</text:p>
          </table:table-cell>
          <table:table-cell table:formula="of:=[.G40]*(1-0.15)" office:value-type="float" office:value="-595000" calcext:value-type="float">
            <text:p>-595000</text:p>
          </table:table-cell>
          <table:table-cell table:formula="of:=[.H40]*(1-0.15)" office:value-type="float" office:value="-505750" calcext:value-type="float">
            <text:p>-505750</text:p>
          </table:table-cell>
          <table:table-cell table:formula="of:=[.I40]*(1-0.15)" office:value-type="float" office:value="-429887.5" calcext:value-type="float">
            <text:p>-429887.5</text:p>
          </table:table-cell>
          <table:table-cell table:formula="of:=[.J40]*(1-0.15)" office:value-type="float" office:value="-365404.375" calcext:value-type="float">
            <text:p>-365404.375</text:p>
          </table:table-cell>
          <table:table-cell table:formula="of:=[.K40]*(1-0.15)" office:value-type="float" office:value="-310593.71875" calcext:value-type="float">
            <text:p>-310593.7187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nta</text:p>
          </table:table-cell>
          <table:table-cell table:number-columns-repeated="6"/>
          <table:table-cell table:formula="of:=[.B39]*[.B40]" office:value-type="float" office:value="156000" calcext:value-type="float">
            <text:p>156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lujo</text:p>
          </table:table-cell>
          <table:table-cell table:formula="of:=SUM([.F38:.F41])" office:value-type="float" office:value="-520000" calcext:value-type="float">
            <text:p>-520000</text:p>
          </table:table-cell>
          <table:table-cell table:formula="of:=SUM([.G38:.G41])" office:value-type="float" office:value="500000" calcext:value-type="float">
            <text:p>500000</text:p>
          </table:table-cell>
          <table:table-cell table:formula="of:=SUM([.H38:.H41])" office:value-type="float" office:value="635500" calcext:value-type="float">
            <text:p>635500</text:p>
          </table:table-cell>
          <table:table-cell table:formula="of:=SUM([.I38:.I41])" office:value-type="float" office:value="755250" calcext:value-type="float">
            <text:p>755250</text:p>
          </table:table-cell>
          <table:table-cell table:formula="of:=SUM([.J38:.J41])" office:value-type="float" office:value="861612.5" calcext:value-type="float">
            <text:p>861612.5</text:p>
          </table:table-cell>
          <table:table-cell table:formula="of:=SUM([.K38:.K41])" office:value-type="float" office:value="956595.625" calcext:value-type="float">
            <text:p>956595.625</text:p>
          </table:table-cell>
          <table:table-cell table:formula="of:=SUM([.L38:.L41])" office:value-type="float" office:value="1197906.28125" calcext:value-type="float">
            <text:p>1197906.281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FFC</text:p>
          </table:table-cell>
          <table:table-cell table:formula="of:=([.$H$1]+[.F43])*POWER([.$B$1]+1;[.$E$1]-[.F37])" office:value-type="float" office:value="3265109.72984361" calcext:value-type="float">
            <text:p>3265109.72984361</text:p>
          </table:table-cell>
          <table:table-cell table:formula="of:=([.G43])*POWER([.$B$1]+1;[.$E$1]-[.G37])" office:value-type="float" office:value="2199023.255552" calcext:value-type="float">
            <text:p>2199023.255552</text:p>
          </table:table-cell>
          <table:table-cell table:formula="of:=([.H43])*POWER([.$B$1]+1;[.$E$1]-[.H37])" office:value-type="float" office:value="2183561.3732864" calcext:value-type="float">
            <text:p>2183561.3732864</text:p>
          </table:table-cell>
          <table:table-cell table:formula="of:=([.I43])*POWER([.$B$1]+1;[.$E$1]-[.I37])" office:value-type="float" office:value="2027358.78144" calcext:value-type="float">
            <text:p>2027358.78144</text:p>
          </table:table-cell>
          <table:table-cell table:formula="of:=([.J43])*POWER([.$B$1]+1;[.$E$1]-[.J37])" office:value-type="float" office:value="1806932.3776" calcext:value-type="float">
            <text:p>1806932.3776</text:p>
          </table:table-cell>
          <table:table-cell table:formula="of:=([.K43])*POWER([.$B$1]+1;[.$E$1]-[.K37])" office:value-type="float" office:value="1567286.272" calcext:value-type="float">
            <text:p>1567286.272</text:p>
          </table:table-cell>
          <table:table-cell table:formula="of:=([.L43])*POWER([.$B$1]+1;[.$E$1]-[.L37])" office:value-type="float" office:value="1533320.04" calcext:value-type="float">
            <text:p>1533320.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PN</text:p>
          </table:table-cell>
          <table:table-cell table:formula="of:=[.F43]/POWER([.$B$1]+1;[.F37])" office:value-type="float" office:value="-520000" calcext:value-type="float">
            <text:p>-520000</text:p>
          </table:table-cell>
          <table:table-cell table:formula="of:=[.G43]/POWER([.$B$1]+1;[.G37])" office:value-type="float" office:value="390625" calcext:value-type="float">
            <text:p>390625</text:p>
          </table:table-cell>
          <table:table-cell table:formula="of:=[.H43]/POWER([.$B$1]+1;[.H37])" office:value-type="float" office:value="387878.41796875" calcext:value-type="float">
            <text:p>387878.41796875</text:p>
          </table:table-cell>
          <table:table-cell table:formula="of:=[.I43]/POWER([.$B$1]+1;[.I37])" office:value-type="float" office:value="360131.26373291" calcext:value-type="float">
            <text:p>360131.26373291</text:p>
          </table:table-cell>
          <table:table-cell table:formula="of:=[.J43]/POWER([.$B$1]+1;[.J37])" office:value-type="float" office:value="320975.668728352" calcext:value-type="float">
            <text:p>320975.668728352</text:p>
          </table:table-cell>
          <table:table-cell table:formula="of:=[.K43]/POWER([.$B$1]+1;[.K37])" office:value-type="float" office:value="278405.968856532" calcext:value-type="float">
            <text:p>278405.968856532</text:p>
          </table:table-cell>
          <table:table-cell table:formula="of:=[.L43]/POWER([.$B$1]+1;[.L37])" office:value-type="float" office:value="272372.354004347" calcext:value-type="float">
            <text:p>272372.354004347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FFC Total</text:p>
          </table:table-cell>
          <table:table-cell table:formula="of:=SUM([.F44:.L44])" office:value-type="float" office:value="14582591.829722" calcext:value-type="float">
            <text:p>14582591.8297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PN Total</text:p>
          </table:table-cell>
          <table:table-cell table:formula="of:=SUM([.F45:.L45])" office:value-type="float" office:value="1490388.67329089" calcext:value-type="float">
            <text:p>1490388.67329089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yecto 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ion</text:p>
          </table:table-cell>
          <table:table-cell table:formula="of:=-[.B56]" office:value-type="float" office:value="-650000" calcext:value-type="float">
            <text:p>-65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 office:value-type="string" calcext:value-type="string">
            <text:p>Inv. Ini.</text:p>
          </table:table-cell>
          <table:table-cell/>
          <table:table-cell office:value-type="string" calcext:value-type="string">
            <text:p>Ingresos</text:p>
          </table:table-cell>
          <table:table-cell/>
          <table:table-cell office:value-type="float" office:value="900000" calcext:value-type="float">
            <text:p>900000</text:p>
          </table:table-cell>
          <table:table-cell table:formula="of:=[.G56]" office:value-type="float" office:value="900000" calcext:value-type="float">
            <text:p>900000</text:p>
          </table:table-cell>
          <table:table-cell table:formula="of:=[.H56]" office:value-type="float" office:value="900000" calcext:value-type="float">
            <text:p>900000</text:p>
          </table:table-cell>
          <table:table-cell table:formula="of:=[.I56]" office:value-type="float" office:value="900000" calcext:value-type="float">
            <text:p>900000</text:p>
          </table:table-cell>
          <table:table-cell table:formula="of:=[.J56]" office:value-type="float" office:value="900000" calcext:value-type="float">
            <text:p>9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percentage" office:value="0.6" calcext:value-type="percentage">
            <text:p>60.00%</text:p>
          </table:table-cell>
          <table:table-cell office:value-type="string" calcext:value-type="string">
            <text:p>% venta</text:p>
          </table:table-cell>
          <table:table-cell/>
          <table:table-cell office:value-type="string" calcext:value-type="string">
            <text:p>Costos</text:p>
          </table:table-cell>
          <table:table-cell/>
          <table:table-cell office:value-type="float" office:value="-430000" calcext:value-type="float">
            <text:p>-430000</text:p>
          </table:table-cell>
          <table:table-cell table:formula="of:=[.G57]" office:value-type="float" office:value="-430000" calcext:value-type="float">
            <text:p>-430000</text:p>
          </table:table-cell>
          <table:table-cell table:formula="of:=[.H57]" office:value-type="float" office:value="-430000" calcext:value-type="float">
            <text:p>-430000</text:p>
          </table:table-cell>
          <table:table-cell table:formula="of:=[.I57]" office:value-type="float" office:value="-430000" calcext:value-type="float">
            <text:p>-430000</text:p>
          </table:table-cell>
          <table:table-cell table:formula="of:=[.J57]" office:value-type="float" office:value="-430000" calcext:value-type="float">
            <text:p>-43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nta</text:p>
          </table:table-cell>
          <table:table-cell table:number-columns-repeated="5"/>
          <table:table-cell table:formula="of:=[.B56]*[.B57]" office:value-type="float" office:value="390000" calcext:value-type="float">
            <text:p>3900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lujo</text:p>
          </table:table-cell>
          <table:table-cell table:formula="of:=SUM([.F55:.F58])" office:value-type="float" office:value="-650000" calcext:value-type="float">
            <text:p>-650000</text:p>
          </table:table-cell>
          <table:table-cell table:formula="of:=SUM([.G55:.G58])" office:value-type="float" office:value="470000" calcext:value-type="float">
            <text:p>470000</text:p>
          </table:table-cell>
          <table:table-cell table:formula="of:=SUM([.H55:.H58])" office:value-type="float" office:value="470000" calcext:value-type="float">
            <text:p>470000</text:p>
          </table:table-cell>
          <table:table-cell table:formula="of:=SUM([.I55:.I58])" office:value-type="float" office:value="470000" calcext:value-type="float">
            <text:p>470000</text:p>
          </table:table-cell>
          <table:table-cell table:formula="of:=SUM([.J55:.J58])" office:value-type="float" office:value="470000" calcext:value-type="float">
            <text:p>470000</text:p>
          </table:table-cell>
          <table:table-cell table:formula="of:=SUM([.K55:.K58])" office:value-type="float" office:value="860000" calcext:value-type="float">
            <text:p>860000</text:p>
          </table:table-cell>
          <table:table-cell table:formula="of:=SUM([.L55:.L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FFC</text:p>
          </table:table-cell>
          <table:table-cell table:formula="of:=([.$H$1]+[.F60])*POWER([.$B$1]+1;[.$E$1]-[.F54])" office:value-type="float" office:value="2533274.7903959" calcext:value-type="float">
            <text:p>2533274.7903959</text:p>
          </table:table-cell>
          <table:table-cell table:formula="of:=([.G60])*POWER([.$B$1]+1;[.$E$1]-[.G54])" office:value-type="float" office:value="2067081.86021888" calcext:value-type="float">
            <text:p>2067081.86021888</text:p>
          </table:table-cell>
          <table:table-cell table:formula="of:=([.H60])*POWER([.$B$1]+1;[.$E$1]-[.H54])" office:value-type="float" office:value="1614907.703296" calcext:value-type="float">
            <text:p>1614907.703296</text:p>
          </table:table-cell>
          <table:table-cell table:formula="of:=([.I60])*POWER([.$B$1]+1;[.$E$1]-[.I54])" office:value-type="float" office:value="1261646.6432" calcext:value-type="float">
            <text:p>1261646.6432</text:p>
          </table:table-cell>
          <table:table-cell table:formula="of:=([.J60])*POWER([.$B$1]+1;[.$E$1]-[.J54])" office:value-type="float" office:value="985661.44" calcext:value-type="float">
            <text:p>985661.44</text:p>
          </table:table-cell>
          <table:table-cell table:formula="of:=([.K60])*POWER([.$B$1]+1;[.$E$1]-[.K54])" office:value-type="float" office:value="1409024" calcext:value-type="float">
            <text:p>1409024</text:p>
          </table:table-cell>
          <table:table-cell table:formula="of:=([.L60])*POWER([.$B$1]+1;[.$E$1]-[.L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PN</text:p>
          </table:table-cell>
          <table:table-cell table:formula="of:=[.F60]/POWER([.$B$1]+1;[.F54])" office:value-type="float" office:value="-650000" calcext:value-type="float">
            <text:p>-650000</text:p>
          </table:table-cell>
          <table:table-cell table:formula="of:=[.G60]/POWER([.$B$1]+1;[.G54])" office:value-type="float" office:value="367187.5" calcext:value-type="float">
            <text:p>367187.5</text:p>
          </table:table-cell>
          <table:table-cell table:formula="of:=[.H60]/POWER([.$B$1]+1;[.H54])" office:value-type="float" office:value="286865.234375" calcext:value-type="float">
            <text:p>286865.234375</text:p>
          </table:table-cell>
          <table:table-cell table:formula="of:=[.I60]/POWER([.$B$1]+1;[.I54])" office:value-type="float" office:value="224113.464355469" calcext:value-type="float">
            <text:p>224113.464355469</text:p>
          </table:table-cell>
          <table:table-cell table:formula="of:=[.J60]/POWER([.$B$1]+1;[.J54])" office:value-type="float" office:value="175088.64402771" calcext:value-type="float">
            <text:p>175088.64402771</text:p>
          </table:table-cell>
          <table:table-cell table:formula="of:=[.K60]/POWER([.$B$1]+1;[.K54])" office:value-type="float" office:value="250292.94192791" calcext:value-type="float">
            <text:p>250292.94192791</text:p>
          </table:table-cell>
          <table:table-cell table:formula="of:=[.L60]/POWER([.$B$1]+1;[.L54]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FFC Total</text:p>
          </table:table-cell>
          <table:table-cell table:formula="of:=SUM([.F61:.L61])" office:value-type="float" office:value="9871596.43711079" calcext:value-type="float">
            <text:p>9871596.437110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PN Total</text:p>
          </table:table-cell>
          <table:table-cell table:formula="of:=SUM([.F62:.L62])" office:value-type="float" office:value="653547.784686089" calcext:value-type="float">
            <text:p>653547.784686089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yecto 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version</text:p>
          </table:table-cell>
          <table:table-cell table:formula="of:=-[.B73]" office:value-type="float" office:value="-780000" calcext:value-type="float">
            <text:p>-78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0000" calcext:value-type="float">
            <text:p>780000</text:p>
          </table:table-cell>
          <table:table-cell office:value-type="string" calcext:value-type="string">
            <text:p>Inv. Ini.</text:p>
          </table:table-cell>
          <table:table-cell/>
          <table:table-cell office:value-type="string" calcext:value-type="string">
            <text:p>Ingresos</text:p>
          </table:table-cell>
          <table:table-cell/>
          <table:table-cell office:value-type="float" office:value="980000" calcext:value-type="float">
            <text:p>980000</text:p>
          </table:table-cell>
          <table:table-cell table:formula="of:=[.G73]+120000" office:value-type="float" office:value="1100000" calcext:value-type="float">
            <text:p>1100000</text:p>
          </table:table-cell>
          <table:table-cell table:formula="of:=[.H73]+120000" office:value-type="float" office:value="1220000" calcext:value-type="float">
            <text:p>1220000</text:p>
          </table:table-cell>
          <table:table-cell table:formula="of:=[.I73]+120000" office:value-type="float" office:value="1340000" calcext:value-type="float">
            <text:p>1340000</text:p>
          </table:table-cell>
          <table:table-cell table:formula="of:=[.J73]+120000" office:value-type="float" office:value="1460000" calcext:value-type="float">
            <text:p>1460000</text:p>
          </table:table-cell>
          <table:table-cell table:formula="of:=[.K73]+120000" office:value-type="float" office:value="1580000" calcext:value-type="float">
            <text:p>1580000</text:p>
          </table:table-cell>
          <table:table-cell table:formula="of:=[.L73]+120000" office:value-type="float" office:value="1700000" calcext:value-type="float">
            <text:p>1700000</text:p>
          </table:table-cell>
        </table:table-row>
        <table:table-row table:style-name="ro1">
          <table:table-cell/>
          <table:table-cell table:style-name="ce1" office:value-type="percentage" office:value="0.32" calcext:value-type="percentage">
            <text:p>32.00%</text:p>
          </table:table-cell>
          <table:table-cell office:value-type="string" calcext:value-type="string">
            <text:p>% venta</text:p>
          </table:table-cell>
          <table:table-cell/>
          <table:table-cell office:value-type="string" calcext:value-type="string">
            <text:p>Costos</text:p>
          </table:table-cell>
          <table:table-cell/>
          <table:table-cell office:value-type="float" office:value="-650000" calcext:value-type="float">
            <text:p>-650000</text:p>
          </table:table-cell>
          <table:table-cell table:formula="of:=[.G74]*1.1" office:value-type="float" office:value="-715000" calcext:value-type="float">
            <text:p>-715000</text:p>
          </table:table-cell>
          <table:table-cell table:formula="of:=[.H74]*1.1" office:value-type="float" office:value="-786500" calcext:value-type="float">
            <text:p>-786500</text:p>
          </table:table-cell>
          <table:table-cell table:formula="of:=[.I74]*1.1" office:value-type="float" office:value="-865150" calcext:value-type="float">
            <text:p>-865150</text:p>
          </table:table-cell>
          <table:table-cell table:formula="of:=[.J74]*1.1" office:value-type="float" office:value="-951665" calcext:value-type="float">
            <text:p>-951665</text:p>
          </table:table-cell>
          <table:table-cell table:formula="of:=[.K74]*1.1" office:value-type="float" office:value="-1046831.5" calcext:value-type="float">
            <text:p>-1046831.5</text:p>
          </table:table-cell>
          <table:table-cell table:formula="of:=[.L74]*1.1" office:value-type="float" office:value="-1151514.65" calcext:value-type="float">
            <text:p>-1151514.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nta</text:p>
          </table:table-cell>
          <table:table-cell table:number-columns-repeated="7"/>
          <table:table-cell table:formula="of:=[.B73]*[.B74]" office:value-type="float" office:value="249600" calcext:value-type="float">
            <text:p>2496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lujo</text:p>
          </table:table-cell>
          <table:table-cell table:formula="of:=SUM([.F72:.F75])" office:value-type="float" office:value="-780000" calcext:value-type="float">
            <text:p>-780000</text:p>
          </table:table-cell>
          <table:table-cell table:formula="of:=SUM([.G72:.G75])" office:value-type="float" office:value="330000" calcext:value-type="float">
            <text:p>330000</text:p>
          </table:table-cell>
          <table:table-cell table:formula="of:=SUM([.H72:.H75])" office:value-type="float" office:value="385000" calcext:value-type="float">
            <text:p>385000</text:p>
          </table:table-cell>
          <table:table-cell table:formula="of:=SUM([.I72:.I75])" office:value-type="float" office:value="433500" calcext:value-type="float">
            <text:p>433500</text:p>
          </table:table-cell>
          <table:table-cell table:formula="of:=SUM([.J72:.J75])" office:value-type="float" office:value="474850" calcext:value-type="float">
            <text:p>474850</text:p>
          </table:table-cell>
          <table:table-cell table:formula="of:=SUM([.K72:.K75])" office:value-type="float" office:value="508335" calcext:value-type="float">
            <text:p>508335</text:p>
          </table:table-cell>
          <table:table-cell table:formula="of:=SUM([.L72:.L75])" office:value-type="float" office:value="533168.5" calcext:value-type="float">
            <text:p>533168.5</text:p>
          </table:table-cell>
          <table:table-cell table:formula="of:=SUM([.M72:.M75])" office:value-type="float" office:value="798085.349999999" calcext:value-type="float">
            <text:p>798085.349999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FFC</text:p>
          </table:table-cell>
          <table:table-cell table:formula="of:=([.$H$1]+[.F77])*POWER([.$B$1]+1;[.$E$1]-[.F71])" office:value-type="float" office:value="1801439.8509482" calcext:value-type="float">
            <text:p>1801439.8509482</text:p>
          </table:table-cell>
          <table:table-cell table:formula="of:=([.G77])*POWER([.$B$1]+1;[.$E$1]-[.G71])" office:value-type="float" office:value="1451355.34866432" calcext:value-type="float">
            <text:p>1451355.34866432</text:p>
          </table:table-cell>
          <table:table-cell table:formula="of:=([.H77])*POWER([.$B$1]+1;[.$E$1]-[.H71])" office:value-type="float" office:value="1322849.927168" calcext:value-type="float">
            <text:p>1322849.927168</text:p>
          </table:table-cell>
          <table:table-cell table:formula="of:=([.I77])*POWER([.$B$1]+1;[.$E$1]-[.I71])" office:value-type="float" office:value="1163667.70176" calcext:value-type="float">
            <text:p>1163667.70176</text:p>
          </table:table-cell>
          <table:table-cell table:formula="of:=([.J77])*POWER([.$B$1]+1;[.$E$1]-[.J71])" office:value-type="float" office:value="995832.6272" calcext:value-type="float">
            <text:p>995832.6272</text:p>
          </table:table-cell>
          <table:table-cell table:formula="of:=([.K77])*POWER([.$B$1]+1;[.$E$1]-[.K71])" office:value-type="float" office:value="832856.063999999" calcext:value-type="float">
            <text:p>832856.063999999</text:p>
          </table:table-cell>
          <table:table-cell table:formula="of:=([.L77])*POWER([.$B$1]+1;[.$E$1]-[.L71])" office:value-type="float" office:value="682455.68" calcext:value-type="float">
            <text:p>682455.68</text:p>
          </table:table-cell>
          <table:table-cell table:formula="of:=([.M77])*POWER([.$B$1]+1;[.$E$1]-[.M71])" office:value-type="float" office:value="798085.349999999" calcext:value-type="float">
            <text:p>798085.349999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PN</text:p>
          </table:table-cell>
          <table:table-cell table:formula="of:=[.F77]/POWER([.$B$1]+1;[.F71])" office:value-type="float" office:value="-780000" calcext:value-type="float">
            <text:p>-780000</text:p>
          </table:table-cell>
          <table:table-cell table:formula="of:=[.G77]/POWER([.$B$1]+1;[.G71])" office:value-type="float" office:value="257812.5" calcext:value-type="float">
            <text:p>257812.5</text:p>
          </table:table-cell>
          <table:table-cell table:formula="of:=[.H77]/POWER([.$B$1]+1;[.H71])" office:value-type="float" office:value="234985.3515625" calcext:value-type="float">
            <text:p>234985.3515625</text:p>
          </table:table-cell>
          <table:table-cell table:formula="of:=[.I77]/POWER([.$B$1]+1;[.I71])" office:value-type="float" office:value="206708.908081055" calcext:value-type="float">
            <text:p>206708.908081055</text:p>
          </table:table-cell>
          <table:table-cell table:formula="of:=[.J77]/POWER([.$B$1]+1;[.J71])" office:value-type="float" office:value="176895.409822464" calcext:value-type="float">
            <text:p>176895.409822464</text:p>
          </table:table-cell>
          <table:table-cell table:formula="of:=[.K77]/POWER([.$B$1]+1;[.K71])" office:value-type="float" office:value="147944.956552237" calcext:value-type="float">
            <text:p>147944.956552237</text:p>
          </table:table-cell>
          <table:table-cell table:formula="of:=[.L77]/POWER([.$B$1]+1;[.L71])" office:value-type="float" office:value="121228.481475555" calcext:value-type="float">
            <text:p>121228.481475555</text:p>
          </table:table-cell>
          <table:table-cell table:formula="of:=[.M77]/POWER([.$B$1]+1;[.M71])" office:value-type="float" office:value="141768.436989764" calcext:value-type="float">
            <text:p>141768.43698976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FFC Total</text:p>
          </table:table-cell>
          <table:table-cell table:formula="of:=SUM([.F78:.M78])" office:value-type="float" office:value="9048542.54974052" calcext:value-type="float">
            <text:p>9048542.549740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PN Total</text:p>
          </table:table-cell>
          <table:table-cell table:formula="of:=SUM([.F79:.M79])" office:value-type="float" office:value="507344.044483575" calcext:value-type="float">
            <text:p>507344.0444835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2:18:24.013395861</meta:creation-date>
    <dc:date>2023-02-16T07:46:55.598094580</dc:date>
    <meta:editing-duration>PT9H28M31S</meta:editing-duration>
    <meta:editing-cycles>3</meta:editing-cycles>
    <meta:generator>LibreOffice/7.4.5.1$Linux_X86_64 LibreOffice_project/40$Build-1</meta:generator>
    <meta:document-statistic meta:table-count="1" meta:cell-count="284" meta:object-count="0"/>
  </office:meta>
</office:document-meta>
</file>